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opacity="100%" draw:textarea-horizontal-align="justify" draw:textarea-vertical-align="top" draw:auto-grow-height="false" fo:min-height="3.19cm" fo:min-width="3.385cm"/>
      <style:paragraph-properties style:writing-mode="lr-tb"/>
    </style:style>
    <style:style style:name="gr2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4.703cm" fo:min-width="10.422cm"/>
      <style:paragraph-properties style:writing-mode="lr-tb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3.877cm" fo:min-width="1.987cm"/>
      <style:paragraph-properties style:writing-mode="lr-tb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977cm" fo:min-width="1.099cm"/>
      <style:paragraph-properties style:writing-mode="lr-tb"/>
    </style:style>
    <style:style style:name="gr5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301cm" fo:min-width="1.099cm"/>
      <style:paragraph-properties style:writing-mode="lr-tb"/>
    </style:style>
    <style:style style:name="gr6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677cm" fo:min-width="1.099cm"/>
      <style:paragraph-properties style:writing-mode="lr-tb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752cm" fo:min-width="1.098cm"/>
      <style:paragraph-properties style:writing-mode="lr-tb"/>
    </style:style>
    <style:style style:name="gr8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4.714cm" fo:min-width="5.85cm"/>
      <style:paragraph-properties style:writing-mode="lr-tb"/>
    </style:style>
    <style:style style:name="gr9" style:family="graphic" style:parent-style-name="standard">
      <style:graphic-properties draw:fill-color="#000000" draw:textarea-vertical-align="middle" draw:auto-grow-height="false" fo:min-height="0.07cm" fo:min-width="0cm"/>
    </style:style>
    <style:style style:name="gr10" style:family="graphic" style:parent-style-name="objectwithoutfill">
      <style:graphic-properties draw:marker-end="Linienspitzen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2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3.814cm" fo:min-width="3.564cm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3.818cm"/>
      <style:paragraph-properties style:writing-mode="lr-tb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5.469cm"/>
      <style:paragraph-properties style:writing-mode="lr-tb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925cm" fo:min-width="5.469cm"/>
      <style:paragraph-properties style:writing-mode="lr-tb"/>
    </style:style>
    <style:style style:name="gr16" style:family="graphic" style:parent-style-name="objectwithoutfill">
      <style:graphic-properties draw:marker-end="Linienspitzen_20_2" draw:marker-end-width="0.3cm" draw:fill="none" draw:textarea-vertical-align="middle"/>
    </style:style>
    <style:style style:name="gr17" style:family="graphic" style:parent-style-name="objectwithoutfill">
      <style:graphic-properties draw:marker-end="Linienspitzen_20_3" draw:marker-end-width="0.3cm" draw:fill="none" draw:textarea-vertical-align="middle"/>
    </style:style>
    <style:style style:name="gr18" style:family="graphic" style:parent-style-name="objectwithoutfill">
      <style:graphic-properties draw:marker-end="Linienspitzen_20_4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 draw:opacity="100%"/>
      <style:paragraph-properties fo:text-align="start"/>
      <style:text-properties fo:font-size="12pt" style:font-size-asian="12pt" style:font-size-complex="12pt"/>
    </style:style>
    <style:style style:name="P3" style:family="paragraph">
      <loext:graphic-properties draw:fill="none" draw:fill-color="#000000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ff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measurelines" svg:width="3.885cm" svg:height="3.44cm" svg:x="7.529cm" svg:y="13.827cm">
          <text:p text:style-name="P1"><text:span text:style-name="T1">cls_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measurelines" svg:width="10.922cm" svg:height="4.953cm" svg:x="1.762cm" svg:y="1.762cm">
          <text:p text:style-name="P1"><text:span text:style-name="T1">cls_Grid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2.487cm" svg:height="4.127cm" svg:x="9.931cm" svg:y="2.363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2.487cm" svg:height="4.127cm" svg:x="7.267cm" svg:y="2.363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2.487cm" svg:height="4.127cm" svg:x="2.028cm" svg:y="2.363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2.487cm" svg:height="4.127cm" svg:x="4.603cm" svg:y="2.363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measurelines" svg:width="1.599cm" svg:height="3.227cm" svg:x="5.047cm" svg:y="3.188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measurelines" svg:width="1.599cm" svg:height="2.551cm" svg:x="7.8cm" svg:y="3.864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measurelines" svg:width="1.599cm" svg:height="2.927cm" svg:x="2.472cm" svg:y="3.488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measurelines" svg:width="1.598cm" svg:height="3.002cm" svg:x="10.464cm" svg:y="3.413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" draw:id="id1" draw:layer="controls" svg:width="6.35cm" svg:height="4.964cm" svg:x="6.08cm" svg:y="13.054cm">
          <text:p text:style-name="P1"><text:span text:style-name="T1">cls_valu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controls" svg:width="3.885cm" svg:height="3.44cm" svg:x="7.783cm" svg:y="14.07cm">
          <text:p text:style-name="P1"><text:span text:style-name="T1">cls_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controls" svg:width="3.885cm" svg:height="3.44cm" svg:x="8.037cm" svg:y="14.335cm">
          <text:p text:style-name="P1"><text:span text:style-name="T1">cls_val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controls" svg:width="0.889cm" svg:height="1.016cm" svg:x="6.334cm" svg:y="14.9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10" draw:text-style-name="P5" draw:layer="controls" svg:x1="6.08cm" svg:y1="15.536cm" svg:x2="7.223cm" svg:y2="6.715cm" draw:start-shape="id1" draw:start-glue-point="3" draw:end-shape="id2" draw:end-glue-point="2" svg:d="M6080 15536h-501v-5652h1644v-3169" svg:viewBox="0 0 1645 8822">
          <text:p/>
        </draw:connector>
        <draw:frame draw:style-name="gr11" draw:text-style-name="P6" draw:layer="layout" svg:width="3.81cm" svg:height="0.645cm" svg:x="2.397cm" svg:y="15.595cm">
          <draw:text-box>
            <text:p><text:span text:style-name="T2">valueChangedEvent</text:span></text:p>
          </draw:text-box>
        </draw:frame>
        <draw:custom-shape draw:style-name="gr12" draw:text-style-name="P3" xml:id="id4" draw:id="id4" draw:layer="layout" svg:width="4.064cm" svg:height="4.064cm" svg:x="19.288cm" svg:y="8.366cm">
          <text:p text:style-name="P1"><text:span text:style-name="T1">cls_sortController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6" draw:id="id6" draw:layer="layout" svg:width="4.318cm" svg:height="1.143cm" svg:x="21.828cm" svg:y="9.255cm">
          <text:p text:style-name="P1"><text:span text:style-name="T1">iSortAlgorythm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5" draw:id="id5" draw:layer="layout" svg:width="5.969cm" svg:height="1.143cm" svg:x="21.828cm" svg:y="13.7cm">
          <text:p text:style-name="P1"><text:span text:style-name="T1">cls_sortAlgo:BinarySearch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969cm" svg:height="1.143cm" svg:x="21.828cm" svg:y="14.97cm">
          <text:p text:style-name="P1"><text:span text:style-name="T1">cls_sortAlgo:BubbleSearch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969cm" svg:height="1.143cm" svg:x="21.828cm" svg:y="16.24cm">
          <text:p text:style-name="P1"><text:span text:style-name="T1">cls_sortAlgo: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3" draw:id="id3" draw:layer="layout" svg:width="5.969cm" svg:height="3.175cm" svg:x="15.732cm" svg:y="1.762cm">
          <text:p text:style-name="P1"><text:span text:style-name="T1">cls_UI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svg:x1="21.701cm" svg:y1="3.349cm" svg:x2="21.32cm" svg:y2="8.366cm" draw:start-shape="id3" draw:start-glue-point="1" draw:end-shape="id4" draw:end-glue-point="0" svg:d="M21701 3349h500v3302h-881v1715" svg:viewBox="0 0 882 5018">
          <text:p/>
        </draw:connector>
        <draw:connector draw:style-name="gr17" draw:text-style-name="P5" draw:layer="layout" svg:x1="24.812cm" svg:y1="13.7cm" svg:x2="23.987cm" svg:y2="10.398cm" draw:start-shape="id5" draw:start-glue-point="0" draw:end-shape="id6" draw:end-glue-point="2" svg:d="M24812 13700v-1652h-825v-1650" svg:viewBox="0 0 826 3303">
          <text:p/>
        </draw:connector>
        <draw:connector draw:style-name="gr18" draw:text-style-name="P5" draw:layer="layout" svg:x1="19.288cm" svg:y1="10.398cm" svg:x2="12.43cm" svg:y2="15.536cm" draw:start-shape="id4" draw:start-glue-point="3" draw:end-shape="id1" draw:end-glue-point="1" svg:d="M19288 10398h-3429v5138h-3429" svg:viewBox="0 0 6859 513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6.2$Windows_X86_64 LibreOffice_project/144abb84a525d8e30c9dbbefa69cbbf2d8d4ae3b</meta:generator>
    <dc:date>2021-10-03T10:46:54.327000000</dc:date>
    <meta:editing-duration>PT10M6S</meta:editing-duration>
    <meta:editing-cycles>3</meta:editing-cycles>
    <meta:document-statistic meta:object-count="25"/>
  </office:meta>
</office:document-meta>
</file>